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Configuration.addVariabl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Configuration.addVariables(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iableConfiguration.get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Configuration.VariableConfiguration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